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9013" officeooo:paragraph-rsid="00019013"/>
    </style:style>
    <style:style style:name="P2" style:family="paragraph" style:parent-style-name="Standard">
      <style:text-properties fo:language="en" fo:country="GB" officeooo:rsid="00019013" officeooo:paragraph-rsid="00019013"/>
    </style:style>
    <style:style style:name="T1" style:family="text">
      <style:text-properties fo:language="bg" fo:country="BG"/>
    </style:style>
    <style:style style:name="T2" style:family="text">
      <style:text-properties fo:language="bg" fo:country="BG" officeooo:rsid="0002a966"/>
    </style:style>
    <style:style style:name="T3" style:family="text">
      <style:text-properties fo:language="en" fo:country="GB"/>
    </style:style>
    <style:style style:name="T4" style:family="text">
      <style:text-properties fo:language="en" fo:country="GB" officeooo:rsid="0002c080"/>
    </style:style>
    <style:style style:name="T5" style:family="text">
      <style:text-properties fo:language="en" fo:country="GB" officeooo:rsid="0003ebab"/>
    </style:style>
    <style:style style:name="T6" style:family="text">
      <style:text-properties fo:language="en" fo:country="GB" officeooo:rsid="0004f61f"/>
    </style:style>
    <style:style style:name="T7" style:family="text">
      <style:text-properties fo:language="en" fo:country="GB" officeooo:rsid="00051345"/>
    </style:style>
    <style:style style:name="T8" style:family="text">
      <style:text-properties fo:language="en" fo:country="GB" officeooo:rsid="0005e5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<text:span text:style-name="T2">х</text:span>] <text:span text:style-name="T1">Създаване на приложение в </text:span><text:span text:style-name="T3">Backendless.</text:span></text:p>
      <text:p text:style-name="P1"><text:span text:style-name="T3">[</text:span><text:span text:style-name="T4">x</text:span><text:span text:style-name="T3">] </text:span><text:span text:style-name="T1">Определяне на структурата на обектите (данните) и създаване на таблици в </text:span><text:span text:style-name="T3">Backendless</text:span><text:span text:style-name="T1">.</text:span></text:p>
      <text:p text:style-name="P1"><text:span text:style-name="T3">[</text:span><text:span text:style-name="T5">x</text:span><text:span text:style-name="T3">] </text:span><text:span text:style-name="T1">Тестване на всички </text:span><text:span text:style-name="T3">endpoints </text:span><text:span text:style-name="T1">чрез </text:span><text:span text:style-name="T3">Postman.</text:span></text:p>
      <text:p text:style-name="P1"><text:span text:style-name="T3">[</text:span><text:span text:style-name="T5">x</text:span><text:span text:style-name="T3">] </text:span><text:span text:style-name="T1">Създаване на </text:span><text:span text:style-name="T3">npm </text:span><text:span text:style-name="T1">проект и инсталиране на библиотеки.</text:span></text:p>
      <text:p text:style-name="P1"><text:span text:style-name="T3">[</text:span><text:span text:style-name="T6">x</text:span><text:span text:style-name="T3">] </text:span><text:span text:style-name="T1">Публикуване в </text:span><text:span text:style-name="T3">Github.</text:span></text:p>
      <text:p text:style-name="P1"><text:span text:style-name="T3">[</text:span><text:span text:style-name="T7">x</text:span><text:span text:style-name="T3">] </text:span><text:span text:style-name="T1">Реализация на връзка с базата данни (потребителска регистрация и </text:span><text:span text:style-name="T3">CRUD </text:span><text:span text:style-name="T1">за всички филми).</text:span></text:p>
      <text:p text:style-name="P1"><text:span text:style-name="T3">[</text:span><text:span text:style-name="T8">x</text:span><text:span text:style-name="T3">] </text:span><text:span text:style-name="T1">Извеждане на основни шаблони (страници).</text:span><text:span text:style-name="T3">(templates)</text:span></text:p>
      <text:p text:style-name="P2">[] <text:span text:style-name="T1">Рутиране на всички страници и изобразяване на шаблони.(</text:span>templates)</text:p>
      <text:p text:style-name="P2">[] <text:span text:style-name="T1">Реализация на конкретна бизнес логика и динамични шаблони за всяка страница.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7-26T20:28:53.401000000</dc:date>
    <meta:editing-duration>PT1H44M13S</meta:editing-duration>
    <meta:editing-cycles>3</meta:editing-cycles>
    <meta:document-statistic meta:table-count="0" meta:image-count="0" meta:object-count="0" meta:page-count="1" meta:paragraph-count="9" meta:word-count="80" meta:character-count="551" meta:non-whitespace-character-count="480"/>
  </office:meta>
</office:document-meta>
</file>